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34.48mm"/>
    </style:style>
    <style:style style:name="co79" style:family="table-column">
      <style:table-column-properties fo:break-before="auto" style:column-width="43.83mm"/>
    </style:style>
    <style:style style:name="co80" style:family="table-column">
      <style:table-column-properties fo:break-before="auto" style:column-width="5.26mm"/>
    </style:style>
    <style:style style:name="co81" style:family="table-column">
      <style:table-column-properties fo:break-before="auto" style:column-width="5.87mm"/>
    </style:style>
    <style:style style:name="co82" style:family="table-column">
      <style:table-column-properties fo:break-before="auto" style:column-width="61.52mm"/>
    </style:style>
    <style:style style:name="co83" style:family="table-column">
      <style:table-column-properties fo:break-before="auto" style:column-width="33.28mm"/>
    </style:style>
    <style:style style:name="co84" style:family="table-column">
      <style:table-column-properties fo:break-before="auto" style:column-width="18.45mm"/>
    </style:style>
    <style:style style:name="co85" style:family="table-column">
      <style:table-column-properties fo:break-before="auto" style:column-width="24.06mm"/>
    </style:style>
    <style:style style:name="co86" style:family="table-column">
      <style:table-column-properties fo:break-before="auto" style:column-width="40.23mm"/>
    </style:style>
    <style:style style:name="co87" style:family="table-column">
      <style:table-column-properties fo:break-before="auto" style:column-width="2.52mm"/>
    </style:style>
    <style:style style:name="co88" style:family="table-column">
      <style:table-column-properties fo:break-before="auto" style:column-width="19.01mm"/>
    </style:style>
    <style:style style:name="co89" style:family="table-column">
      <style:table-column-properties fo:break-before="auto" style:column-width="19.58mm"/>
    </style:style>
    <style:style style:name="co90"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1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232627" style:text-outline="false" style:text-line-through-style="none" style:text-line-through-type="none" style:font-name="Arial" fo:font-size="9pt" fo:language="en" fo:country="GB" fo:font-style="italic" fo:text-shadow="none" style:text-underline-style="none" fo:font-weight="normal" style:text-underline-mode="continuous" style:text-overline-mode="continuous" style:text-line-through-mode="continuous" style:font-name-asian="Noto Sans" style:font-size-asian="5.59999990463257pt" style:language-asian="zh" style:country-asian="CN" style:font-style-asian="italic" style:font-weight-asian="normal" style:font-name-complex="Noto Sans" style:font-size-complex="5.59999990463257pt" style:language-complex="hi" style:country-complex="IN" style:font-style-complex="italic" style:font-weight-complex="normal" style:text-emphasize="none" style:font-relief="none" style:text-overline-style="none" style:text-overline-color="font-color"/>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168"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9" style:family="table-cell" style:parent-style-name="Default">
      <style:table-cell-properties style:text-align-source="fix" style:repeat-content="false" fo:wrap-option="wrap" fo:padding="0.71mm" style:vertical-align="top"/>
      <style:paragraph-properties fo:text-align="start" fo:margin-left="0mm"/>
      <style:text-properties style:font-name="Arial" fo:font-size="9pt" style:font-size-asian="9pt" style:font-size-complex="9pt"/>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8" style:family="table-cell" style:parent-style-name="Default">
      <style:text-properties fo:font-size="9pt" style:font-size-asian="9pt" style:font-size-complex="9pt"/>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588" style:family="table-cell" style:parent-style-name="Default">
      <style:table-cell-properties style:text-align-source="fix" style:repeat-content="false"/>
      <style:paragraph-properties fo:text-align="end" fo:margin-left="0mm"/>
      <style:text-properties fo:font-size="9pt" fo:font-style="italic" style:font-size-asian="9pt" style:font-style-asian="italic" style:font-size-complex="9pt" style:font-style-complex="italic"/>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5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8"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69" style:family="table-cell" style:parent-style-name="Default">
      <style:table-cell-properties style:text-align-source="fix" style:repeat-content="false" style:vertical-align="middle"/>
      <style:paragraph-properties fo:text-align="center"/>
      <style:text-properties fo:font-size="9pt" style:font-size-asian="9pt" style:font-size-complex="9pt"/>
    </style:style>
    <style:style style:name="ce8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8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8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7"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1"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42"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0"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4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language-asian="zh" style:country-asian="CN" style:font-style-asian="italic" style:text-overline-style="none" style:text-overline-color="font-color" style:font-relief="none" style:text-emphasize="none" style:font-weight-complex="normal" style:font-weight-asian="normal" style:font-size-complex="5.59999990463257pt" style:font-size-asian="5.59999990463257pt" style:font-name-complex="Noto Sans" style:font-name-asian="Noto Sans" style:language-complex="hi" style:country-complex="IN" fo:color="#232627" fo:language="en" fo:country="GB" style:text-line-through-mode="continuous" fo:letter-spacing="normal" style:letter-kerning="true" style:text-position="0% 100%" fo:text-shadow="none" style:text-outline="false" style:text-line-through-type="none" style:text-underline-style="none" style:text-underline-color="font-color" fo:font-weight="normal" style:text-scale="100%" fo:font-style="italic" style:font-style-complex="italic"/>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style:font-name="Arial" fo:font-size="10pt" style:font-size-asian="10pt" style:font-size-complex="10pt"/>
    </style:style>
    <style:style style:name="T8"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9"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office:forms form:automatic-focus="false" form:apply-design-mode="false"/>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91"/>
          <table:table-cell table:number-columns-repeated="2"/>
          <table:table-cell table:style-name="ce890"/>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number-columns-repeated="28"/>
          <table:table-cell table:style-name="ce922" table:number-columns-repeated="5"/>
          <table:table-cell table:number-columns-repeated="972"/>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number-columns-repeated="28"/>
          <table:table-cell table:style-name="ce922" table:number-columns-repeated="5"/>
          <table:table-cell table:number-columns-repeated="972"/>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can be inverted by showing the sign upside down)</text:p>
          </table:table-cell>
          <table:table-cell table:style-name="ce818" table:number-columns-repeated="2"/>
          <table:table-cell table:style-name="Default" table:number-columns-repeated="17"/>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6" office:value-type="string" calcext:value-type="string">
            <text:p>Progressive Karla</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898" table:number-columns-repeated="11"/>
          <table:table-cell table:number-columns-repeated="994"/>
        </table:table-row>
        <table:table-row table:style-name="ro7">
          <table:table-cell table:style-name="ce813" office:value-type="string" calcext:value-type="string">
            <text:p>rabbit ears OR finger pistol,</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898" table:number-columns-repeated="11"/>
          <table:table-cell table:number-columns-repeated="994"/>
        </table:table-row>
        <table:table-row table:style-name="ro7">
          <table:table-cell table:style-name="ce813" office:value-type="string" calcext:value-type="string">
            <text:p>the other hand is grabbing</text:p>
          </table:table-cell>
          <table:table-cell table:style-name="ce818" office:value-type="float" office:value="3" calcext:value-type="float">
            <text:p>3</text:p>
          </table:table-cell>
          <table:table-cell table:style-name="ce818"/>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898" table:number-columns-repeated="11"/>
          <table:table-cell table:number-columns-repeated="994"/>
        </table:table-row>
        <table:table-row table:style-name="ro7">
          <table:table-cell table:style-name="ce813" office:value-type="string" calcext:value-type="string">
            <text:p>the thumb</text:p>
          </table:table-cell>
          <table:table-cell table:style-name="ce818" office:value-type="float" office:value="4" calcext:value-type="float">
            <text:p>4</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898" table:number-columns-repeated="11"/>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Show a &gt; with your index+middle finger and</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move it horizontally in front of your eyes.</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5">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901" office:value-type="string" calcext:value-type="string">
            <text:p>4 times from soft to loud</text:p>
          </table:table-cell>
          <table:table-cell/>
          <table:table-cell table:style-name="ce913"/>
          <table:table-cell table:style-name="ce167"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7"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Play another instrument</text:p>
          </table:table-cell>
          <table:table-cell table:number-columns-repeated="2"/>
          <table:table-cell table:style-name="ce168" office:value-type="string" calcext:value-type="string" table:number-columns-spanned="16" table:number-rows-spanned="4">
            <text:p>Show this sign followed by the sign of an instrument to make everyone play the line of that instrument.</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Hold both hands in front of you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ace, and wave your arms to</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cross each othe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Switch Call/Response</text:p>
          </table:table-cell>
          <table:table-cell table:number-columns-repeated="2"/>
          <table:table-cell table:style-name="ce169" office:value-type="string" calcext:value-type="string" table:number-columns-spanned="16" table:number-rows-spanned="3">
            <text:p>Calling and responding instruments switch roles. Only works in Call+Response breaks, for example Wolf Break or Funk Break 1.</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Point with both index finger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orward and wave your arm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135" office:value-type="string" calcext:value-type="string">
            <text:p><text:span text:style-name="T4">to cross each other.</text:span></text:p>
          </table:table-cell>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71"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71" office:value-type="string" calcext:value-type="string" table:number-columns-spanned="16" table:number-rows-spanned="2">
            <text:p>Everyone plays something chaotic, getting louder and louder. No Counting in!</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e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51">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office:value-type="string" calcext:value-type="string">
            <text:p>Mid+High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e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e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9" office:value-type="string" calcext:value-type="string" table:number-columns-spanned="15" table:number-rows-spanned="2">
            <text:p>tune sign: pull two prison bars apart in front of your face</text:p>
          </table:table-cell>
          <table:covered-table-cell table:number-columns-repeated="14" table:style-name="ce279"/>
          <table:table-cell table:style-name="ce279"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9"/>
          <table:table-cell table:style-name="ce279"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High Surdo</text:p>
          </table:table-cell>
          <table:table-cell table:style-name="Default"/>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e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All 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e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40" office:value-type="string" calcext:value-type="string" table:number-columns-spanned="8" table:number-rows-spanned="1">
            <text:p>[ U U U ]</text:p>
          </table:table-cell>
          <table:covered-table-cell table:number-columns-repeated="7" table:style-name="ce440"/>
          <table:table-cell table:style-name="ce451" office:value-type="string" calcext:value-type="string" table:number-columns-spanned="8" table:number-rows-spanned="1">
            <text:p>[ A A A ]</text:p>
          </table:table-cell>
          <table:covered-table-cell table:number-columns-repeated="7" table:style-name="ce451"/>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Low+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e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2"/>
          <table:table-cell table:style-name="ce1448" office:value-type="string" calcext:value-type="string">
            <text:p>(from loud to soft if 1 is shown upside down)</text:p>
          </table:table-cell>
          <table:table-cell table:style-name="ce1235" table:number-columns-repeated="6"/>
          <table:table-cell table:number-columns-repeated="998"/>
        </table:table-row>
        <table:table-row table:style-name="ro7">
          <table:table-cell table:style-name="ce1303"/>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2"/>
          <table:table-cell table:style-name="Default"/>
          <table:table-cell table:style-name="ce1235" table:number-columns-repeated="6"/>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e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office:forms form:automatic-focus="false" form:apply-design-mode="false"/>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Low Surdo</text:p>
          </table:table-cell>
          <table:table-cell table:style-name="ce300" office:value-type="float" office:value="1" calcext:value-type="float">
            <text:p>1</text:p>
          </table:table-cell>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High Surdo</text:p>
          </table:table-cell>
          <table:table-cell table:style-name="Default"/>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e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10">
          <table:table-cell table:number-columns-repeated="1024"/>
        </table:table-row>
      </table:table>
      <table:table table:name="Drum&amp;Bass" table:style-name="ta3">
        <office:forms form:automatic-focus="false" form:apply-design-mode="false"/>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office:value-type="float" office:value="1" calcext:value-type="float">
            <text:p>1</text:p>
          </table:table-cell>
          <table:table-cell table:style-name="ce81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Default"/>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e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text:p>
          </table:table-cell>
          <table:table-cell table:number-columns-repeated="1003"/>
        </table:table-row>
        <table:table-row table:style-name="ro7">
          <table:table-cell table:number-columns-repeated="1024"/>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Drunken Sailor" table:style-name="ta3">
        <office:forms form:automatic-focus="false" form:apply-design-mode="false"/>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10">
          <table:table-cell table:number-columns-repeated="1024"/>
        </table:table-row>
      </table:table>
      <table:table table:name="Funk" table:style-name="ta3">
        <office:forms form:automatic-focus="false" form:apply-design-mode="false"/>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8" office:value-type="string" calcext:value-type="string">
            <text:p>S</text:p>
          </table:table-cell>
          <table:table-cell table:style-name="ce940"/>
          <table:table-cell table:style-name="ce940" office:value-type="string" calcext:value-type="string">
            <text:p>A</text:p>
          </table:table-cell>
          <table:table-cell table:style-name="ce956"/>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number-columns-repeated="2"/>
          <table:table-cell table:style-name="ce956"/>
          <table:table-cell table:style-name="ce918" office:value-type="string" calcext:value-type="string">
            <text:p>A</text:p>
          </table:table-cell>
          <table:table-cell table:style-name="ce940" table:number-columns-repeated="2"/>
          <table:table-cell table:style-name="ce982"/>
          <table:table-cell table:style-name="ce839"/>
          <table:table-cell table:style-name="ce89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84"/>
          <table:table-cell table:style-name="ce839" table:number-columns-repeated="2"/>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table:table-cell table:style-name="ce919" office:value-type="string" calcext:value-type="string">
            <text:p>ag</text:p>
          </table:table-cell>
          <table:table-cell table:number-columns-repeated="2" table:style-name="ce941" office:value-type="string" calcext:value-type="string">
            <text:p>ag</text:p>
          </table:table-cell>
          <table:table-cell table:style-name="ce957"/>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office:value-type="string" calcext:value-type="string">
            <text:p>ag</text:p>
          </table:table-cell>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78" office:value-type="string" calcext:value-type="string">
            <text:p>ag</text:p>
          </table:table-cell>
          <table:table-cell table:style-name="ce839"/>
          <table:table-cell table:style-name="ce842" office:value-type="string" calcext:value-type="string">
            <text:p>ag = Agogô, switching between low and high each bar</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Kick Back 2</text:p>
          </table:table-cell>
          <table:table-cell table:style-name="ce839" table:number-columns-repeated="2"/>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81"/>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text:p>
          </table:table-cell>
          <table:table-cell table:style-name="ce981" office:value-type="string" calcext:value-type="string">
            <text:p>.</text:p>
          </table:table-cell>
          <table:table-cell table:style-name="ce839"/>
          <table:table-cell table:style-name="ce819" table:number-columns-repeated="988"/>
        </table:table-row>
        <table:table-row table:style-name="ro20">
          <table:table-cell table:style-name="ce884"/>
          <table:table-cell table:style-name="ce839" table:number-columns-repeated="2"/>
          <table:table-cell table:style-name="Default" table:number-columns-repeated="31"/>
          <table:table-cell table:style-name="ce588" office:value-type="string" calcext:value-type="string">
            <text:p>. = Snare playing silent note</text:p>
          </table:table-cell>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2">
          <table:table-cell table:number-columns-repeated="1024"/>
        </table:table-row>
        <table:table-row table:style-name="ro7">
          <table:table-cell table:number-columns-repeated="1024"/>
        </table:table-row>
      </table:table>
      <table:table table:name="Hedgehog" table:style-name="ta3">
        <office:forms form:automatic-focus="false" form:apply-design-mode="false"/>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Default"/>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10">
          <table:table-cell table:number-columns-repeated="1024"/>
        </table:table-row>
      </table:table>
      <table:table table:name="Karla Shnikov" table:style-name="ta4">
        <office:forms form:automatic-focus="false" form:apply-design-mode="false"/>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All 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e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5" table:number-columns-spanned="23" table:number-rows-spanned="9"/>
          <table:covered-table-cell table:number-columns-repeated="22" table:style-name="ce605"/>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5"/>
          <table:table-cell table:style-name="ce819"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style-name="ce811"/>
          <table:table-cell table:style-name="ce814"/>
          <table:table-cell table:number-columns-repeated="24"/>
          <table:covered-table-cell table:number-columns-repeated="23" table:style-name="ce605"/>
          <table:table-cell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number-columns-repeated="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number-columns-repeated="3"/>
          <table:table-cell table:style-name="ce918" office:value-type="string" calcext:value-type="string">
            <text:p>h</text:p>
          </table:table-cell>
          <table:table-cell table:style-name="ce940" table:number-columns-repeated="3"/>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52" office:value-type="string" calcext:value-type="string">
            <text:p>x</text:p>
          </table:table-cell>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442"/>
          <table:table-cell table:style-name="ce617"/>
          <table:table-cell table:style-name="ce617" office:value-type="string" calcext:value-type="string">
            <text:p>sil</text:p>
          </table:table-cell>
          <table:table-cell table:style-name="ce617"/>
          <table:table-cell table:style-name="ce1442"/>
          <table:table-cell table:style-name="ce617" table:number-columns-repeated="2"/>
          <table:table-cell table:style-name="ce617" office:value-type="string" calcext:value-type="string">
            <text:p>x</text:p>
          </table:table-cell>
          <table:table-cell table:style-name="ce1442"/>
          <table:table-cell table:style-name="ce617" office:value-type="string" calcext:value-type="string">
            <text:p>sil</text:p>
          </table:table-cell>
          <table:table-cell table:style-name="ce617" table:number-columns-repeated="2"/>
          <table:table-cell table:style-name="ce1442"/>
          <table:table-cell table:style-name="ce617"/>
          <table:table-cell table:style-name="ce617" office:value-type="string" calcext:value-type="string">
            <text:p>x</text:p>
          </table:table-cell>
          <table:table-cell table:style-name="ce625"/>
          <table:table-cell table:style-name="ce830"/>
          <table:table-cell table:style-name="ce811" office:value-type="string" calcext:value-type="string">
            <text:p>Everyone <text:span text:style-name="T6">else continues playing.</text:span></text:p>
          </table:table-cell>
          <table:table-cell table:style-name="ce830" table:number-columns-repeated="14"/>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office:value-type="string" calcext:value-type="string">
            <text:p>x</text:p>
          </table:table-cell>
          <table:table-cell table:style-name="ce1444" table:number-columns-repeated="2"/>
          <table:table-cell table:style-name="ce1444" office:value-type="string" calcext:value-type="string">
            <text:p>x</text:p>
          </table:table-cell>
          <table:table-cell table:style-name="ce1441"/>
          <table:table-cell table:style-name="ce1444" table:number-columns-repeated="2"/>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7"/>
          <table:table-cell table:style-name="ce617" office:value-type="string" calcext:value-type="string">
            <text:p>x</text:p>
          </table:table-cell>
          <table:table-cell table:style-name="ce617"/>
          <table:table-cell table:style-name="ce1442"/>
          <table:table-cell table:style-name="ce617" table:number-columns-repeated="3"/>
          <table:table-cell table:style-name="ce1442"/>
          <table:table-cell table:style-name="ce617" office:value-type="string" calcext:value-type="string">
            <text:p>x</text:p>
          </table:table-cell>
          <table:table-cell table:style-name="ce617" table:number-columns-repeated="2"/>
          <table:table-cell table:style-name="ce1449" office:value-type="string" calcext:value-type="string" table:number-columns-spanned="4" table:number-rows-spanned="1">
            <text:p>[ x x x ]</text:p>
          </table:table-cell>
          <table:covered-table-cell table:number-columns-repeated="2" table:style-name="ce617"/>
          <table:covered-table-cell table:style-name="ce625"/>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11">
          <table:table-cell table:number-columns-repeated="1024"/>
        </table:table-row>
        <table:table-row table:style-name="ro10">
          <table:table-cell table:number-columns-repeated="1024"/>
        </table:table-row>
      </table:table>
      <table:table table:name="No Border Bossa" table:style-name="ta3" table:print-ranges="'No Border Bossa'.A1:'No Border Bossa'.AM30">
        <office:forms form:automatic-focus="false" form:apply-design-mode="false"/>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All 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e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office:forms form:automatic-focus="false" form:apply-design-mode="false"/>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41" office:value-type="string" calcext:value-type="string" table:number-columns-spanned="12" table:number-rows-spanned="2">
            <text:p>tune sign: fists before breast, open hands and arms</text:p>
          </table:table-cell>
          <table:covered-table-cell table:number-columns-repeated="11" table:style-name="ce641"/>
          <table:table-cell table:number-columns-repeated="1007"/>
        </table:table-row>
        <table:table-row table:style-name="ro7">
          <table:table-cell table:style-name="ce899"/>
          <table:table-cell table:number-columns-repeated="4"/>
          <table:covered-table-cell table:number-columns-repeated="12" table:style-name="ce641"/>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e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
      <table:table table:name="Orangutan" table:style-name="ta4">
        <office:forms form:automatic-focus="false" form:apply-design-mode="false"/>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office:forms form:automatic-focus="false" form:apply-design-mode="false"/>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Low Surdo</text:p>
          </table:table-cell>
          <table:table-cell table:style-name="ce1198" office:value-type="float" office:value="1" calcext:value-type="float">
            <text:p>1</text:p>
          </table:table-cell>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High Surdo</text:p>
          </table:table-cell>
          <table:table-cell table:style-name="Default"/>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e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row table:style-name="ro10">
          <table:table-cell table:number-columns-repeated="1024"/>
        </table:table-row>
      </table:table>
      <table:table table:name="Rope skipping" table:style-name="ta5">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office:forms form:automatic-focus="false" form:apply-design-mode="false"/>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8" office:value-type="string" calcext:value-type="string" table:number-columns-spanned="11" table:number-rows-spanned="1">
            <text:p>tune sign: smoking a cigar/joint</text:p>
          </table:table-cell>
          <table:covered-table-cell table:number-columns-repeated="10" table:style-name="ce758"/>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High Surdo</text:p>
          </table:table-cell>
          <table:table-cell table:style-name="Default"/>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e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e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e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e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e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50"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50"/>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e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8"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office:forms form:automatic-focus="false" form:apply-design-mode="false"/>
        <table:table-column table:style-name="co78"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5"/>
          <table:table-cell table:style-name="ce1408" office:value-type="string" calcext:value-type="string">
            <text:p>I</text:p>
          </table:table-cell>
          <table:table-cell table:style-name="ce1408"/>
          <table:table-cell table:style-name="ce1408" office:value-type="string" calcext:value-type="string">
            <text:p>like</text:p>
          </table:table-cell>
          <table:table-cell table:style-name="ce1408"/>
          <table:table-cell table:style-name="ce1408" office:value-type="string" calcext:value-type="string">
            <text:p>to</text:p>
          </table:table-cell>
          <table:table-cell table:style-name="ce1408"/>
          <table:table-cell table:style-name="ce1408" office:value-type="string" calcext:value-type="string">
            <text:p>play</text:p>
          </table:table-cell>
          <table:table-cell table:style-name="ce1408" office:value-type="string" calcext:value-type="string">
            <text:p>the</text:p>
          </table:table-cell>
          <table:table-cell table:style-name="ce1408"/>
          <table:table-cell table:style-name="ce1408" office:value-type="string" calcext:value-type="string">
            <text:p>A</text:p>
          </table:table-cell>
          <table:table-cell table:style-name="ce1408" office:value-type="string" calcext:value-type="string">
            <text:p>go</text:p>
          </table:table-cell>
          <table:table-cell table:style-name="ce1408"/>
          <table:table-cell table:style-name="ce1408" office:value-type="string" calcext:value-type="string">
            <text:p>go</text:p>
          </table:table-cell>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1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Outro</text:p>
          </table:table-cell>
          <table:table-cell table:number-columns-repeated="3"/>
          <table:table-cell table:style-name="ce2310" table:number-columns-repeated="3"/>
          <table:table-cell table:style-name="ce869" table:number-columns-repeated="2"/>
          <table:table-cell table:style-name="ce2310" table:number-columns-repeated="6"/>
          <table:table-cell table:style-name="Default" table:number-columns-repeated="3"/>
          <table:table-cell table:style-name="ce865" office:value-type="string" calcext:value-type="string">
            <text:p>E</text:p>
          </table:table-cell>
          <table:table-cell table:style-name="ce880"/>
          <table:table-cell table:number-columns-repeated="1004"/>
        </table:table-row>
        <table:table-row table:style-name="ro4">
          <table:table-cell table:style-name="ce810" office:value-type="string" calcext:value-type="string">
            <text:p>Fist like “Stop playing”,</text:p>
          </table:table-cell>
          <table:table-cell office:value-type="float" office:value="1" calcext:value-type="float">
            <text:p>1</text:p>
          </table:table-cell>
          <table:table-cell table:number-columns-repeated="2"/>
          <table:table-cell table:style-name="ce865" office:value-type="string" calcext:value-type="string">
            <text:p>E</text:p>
          </table:table-cell>
          <table:table-cell table:style-name="ce867" office:value-type="string" calcext:value-type="string">
            <text:p>E</text:p>
          </table:table-cell>
          <table:table-cell table:style-name="ce867"/>
          <table:table-cell table:style-name="ce870" office:value-type="string" calcext:value-type="string">
            <text:p>E</text:p>
          </table:table-cell>
          <table:table-cell table:style-name="ce969"/>
          <table:table-cell table:style-name="ce867" office:value-type="string" calcext:value-type="string">
            <text:p>E</text:p>
          </table:table-cell>
          <table:table-cell table:style-name="ce867"/>
          <table:table-cell table:style-name="ce867" office:value-type="string" calcext:value-type="string">
            <text:p>E</text:p>
          </table:table-cell>
          <table:table-cell table:style-name="ce867"/>
          <table:table-cell table:style-name="ce874" office:value-type="string" calcext:value-type="string">
            <text:p>RR</text:p>
          </table:table-cell>
          <table:table-cell table:style-name="ce867" office:value-type="string" calcext:value-type="string">
            <text:p>R</text:p>
          </table:table-cell>
          <table:table-cell table:style-name="ce870" office:value-type="string" calcext:value-type="string">
            <text:p>R</text:p>
          </table:table-cell>
          <table:table-cell table:style-name="ce969" office:value-type="string" calcext:value-type="string">
            <text:p>R</text:p>
          </table:table-cell>
          <table:table-cell table:style-name="ce867"/>
          <table:table-cell table:style-name="ce876" office:value-type="string" calcext:value-type="string">
            <text:p>E</text:p>
          </table:table-cell>
          <table:table-cell table:style-name="ce881"/>
          <table:table-cell table:number-columns-repeated="1004"/>
        </table:table-row>
        <table:table-row table:style-name="ro4">
          <table:table-cell table:style-name="ce810" office:value-type="string" calcext:value-type="string">
            <text:p>with thumb sticking out</text:p>
          </table:table-cell>
          <table:table-cell table:number-columns-repeated="3"/>
          <table:table-cell table:style-name="ce866" office:value-type="string" calcext:value-type="string">
            <text:p>E</text:p>
          </table:table-cell>
          <table:table-cell table:style-name="ce2310" table:number-columns-repeated="2"/>
          <table:table-cell table:style-name="Default" table:number-columns-repeated="2"/>
          <table:table-cell table:style-name="ce2310" table:number-columns-repeated="6"/>
          <table:table-cell table:style-name="Default" table:number-columns-repeated="2"/>
          <table:table-cell table:style-name="ce2310" table:number-columns-repeated="2"/>
          <table:table-cell table:style-name="ce914" office:value-type="string" calcext:value-type="string">
            <text:p>then stop playing</text:p>
          </table:table-cell>
          <table:table-cell table:number-columns-repeated="1004"/>
        </table:table-row>
        <table:table-row table:style-name="ro4" table:number-rows-repeated="344">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office:value-type="string" calcext:value-type="string">
            <text:p>Mid+High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office:forms form:automatic-focus="false" form:apply-design-mode="false"/>
        <table:table-column table:style-name="co79" table:default-cell-style-name="ce1232"/>
        <table:table-column table:style-name="co13" table:number-columns-repeated="7" table:default-cell-style-name="ce1232"/>
        <table:table-column table:style-name="co80" table:default-cell-style-name="ce1232"/>
        <table:table-column table:style-name="co13" table:number-columns-repeated="6" table:default-cell-style-name="ce1232"/>
        <table:table-column table:style-name="co33" table:default-cell-style-name="ce1232"/>
        <table:table-column table:style-name="co81" table:default-cell-style-name="ce1232"/>
        <table:table-column table:style-name="co13" table:number-columns-repeated="16" table:default-cell-style-name="ce1232"/>
        <table:table-column table:style-name="co3" table:default-cell-style-name="ce1232"/>
        <table:table-column table:style-name="co82"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Snare 1 / Repe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31" office:value-type="string" calcext:value-type="string" table:number-columns-spanned="16" table:number-rows-spanned="1">
            <text:p>Everybody sings this</text:p>
          </table:table-cell>
          <table:covered-table-cell table:number-columns-repeated="15" table:style-name="ce1331"/>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2"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2"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number-columns-repeated="2"/>
          <table:table-cell table:style-name="ce1220"/>
          <table:table-cell table:number-columns-repeated="991"/>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2"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2"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table-cell table:style-name="ce1342"/>
          <table:table-cell table:style-name="ce1220"/>
          <table:table-cell table:number-columns-repeated="991"/>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table-cell table:style-name="ce814"/>
          <table:table-cell table:number-columns-repeated="989"/>
        </table:table-row>
        <table:table-row table:style-name="ro7">
          <table:table-cell office:value-type="string" calcext:value-type="string">
            <text:p>High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220"/>
          <table:table-cell table:number-columns-repeated="991"/>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27"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27"/>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3">
          <table:table-cell table:number-columns-repeated="1024"/>
        </table:table-row>
        <table:table-row table:style-name="ro10">
          <table:table-cell table:number-columns-repeated="1024"/>
        </table:table-row>
        <table:table-row table:style-name="ro10">
          <table:table-cell table:number-columns-repeated="1024"/>
        </table:table-row>
      </table:table>
      <table:table table:name="Voodoo" table:style-name="ta3">
        <office:forms form:automatic-focus="false" form:apply-design-mode="false"/>
        <table:table-column table:style-name="co83"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4" table:default-cell-style-name="ce819"/>
        <table:table-column table:style-name="co85"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Low Surdo</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Mid+High Surdo</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e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10">
          <table:table-cell table:number-columns-repeated="1024"/>
        </table:table-row>
      </table:table>
      <table:table table:name="Xango" table:style-name="ta4">
        <office:forms form:automatic-focus="false" form:apply-design-mode="false"/>
        <table:table-column table:style-name="co86" table:default-cell-style-name="ce819"/>
        <table:table-column table:style-name="co9" table:default-cell-style-name="ce839"/>
        <table:table-column table:style-name="co87"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8" table:default-cell-style-name="ce819"/>
        <table:table-column table:style-name="co31" table:default-cell-style-name="ce819"/>
        <table:table-column table:style-name="co89"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Low Surdo</text:p>
          </table:table-cell>
          <table:table-cell table:style-name="ce831" office:value-type="float" office:value="1" calcext:value-type="float">
            <text:p>1</text:p>
          </table:table-cell>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High Surdo</text:p>
          </table:table-cell>
          <table:table-cell table:style-name="Default"/>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e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10">
          <table:table-cell table:number-columns-repeated="1024"/>
        </table:table-row>
      </table:table>
      <table:table table:name="Żurav Love" table:style-name="ta3">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Mid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ms</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ms</text:p>
          </table:table-cell>
          <table:table-cell table:style-name="ce941" table:number-columns-repeated="3"/>
          <table:table-cell table:style-name="ce919"/>
          <table:table-cell table:style-name="ce941" table:number-columns-repeated="3"/>
          <table:table-cell table:style-name="ce919" office:value-type="string" calcext:value-type="string">
            <text:p>ms</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R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R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7">Mirror</text:span></text:p>
            <text:p><text:span text:style-name="T8">Hold your arms streched out to your left, your hands at right angels to your arms, the right hand on your left. Move the right hand to the front of your face. Look on it, it’s a mirror! </text:span></text:p>
            <text:p/>
            <text:p><text:span text:style-name="T9">Rainbow</text:span></text:p>
            <text:p><text:span text:style-name="T8">Turn 90° to the right. Draw a rainbow with your hands from the bottom over your head to the other side (starting point of mirror). You have to turn your body :-)</text:span></text:p>
            <text:p/>
            <text:p><text:span text:style-name="T9">Pizza</text:span></text:p>
            <text:p><text:span text:style-name="T8">Hold your arms at your waist, palms up. Step to a side and move one hand, as if you’d deliver a pizza. </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7">Tutu</text:span></text:p>
            <text:p><text:span text:style-name="T8">Hold your arms at your waist, palms down. Step to a side and move both hands, describing a tutu (skirt). (Similar to pizza)</text:span></text:p>
            <text:p/>
            <text:p><text:span text:style-name="T9">Aeroplane</text:span></text:p>
            <text:p><text:span text:style-name="T8">Hold your arms like wings of an aeroplane. Twist your body to a side. Each beat a step. </text:span></text:p>
            <text:p/>
            <text:p><text:span text:style-name="T9">Define a boundary</text:span></text:p>
            <text:p><text:span text:style-name="T8">Step to a side, each beat two steps. Hold the corresponding arm streched out to the front. (Define the boundary.) Hide the other arm behind your back. </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S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4" office:value-type="string" calcext:value-type="string" table:number-columns-spanned="2" table:number-rows-spanned="1">
            <text:p>St</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t</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J &amp; A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 &amp; 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J &amp; A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 &amp; 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Q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Q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Q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Q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10">Step to a side. (Every second beat a step)</text:span></text:p>
            <text:p/>
            <text:p>Push</text:p>
            <text:p><text:span text:style-name="T10">Step to a side, every second beat a step. Move both hands to the side, as if you’d give sth. a push.</text:span></text:p>
            <text:p/>
            <text:p>Star</text:p>
            <text:p><text:span text:style-name="T10">[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10">to the lower right. [4] Move your left leg to the left side of your other. (initial point). Move both arms to the lower left. Comment: Your feet draw a square.</text:span></text:p>
            <text:p/>
            <text:p>Jump</text:p>
            <text:p><text:span text:style-name="T10">Jump with both feet.</text:span></text:p>
            <text:p/>
            <text:p>Aeroplane</text:p>
            <text:p><text:span text:style-name="T10">See Dance 1</text:span></text:p>
            <text:p/>
            <text:p>Queen</text:p>
            <text:p><text:span text:style-name="T10">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ce1414" office:value-type="string" calcext:value-type="string" table:number-columns-spanned="2" table:number-rows-spanned="1">
            <text:p>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ce1414" office:value-type="string" calcext:value-type="string" table:number-columns-spanned="2" table:number-rows-spanned="1">
            <text:p>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11">Get the water</text:span></text:p>
            <text:p><text:span text:style-name="T10">Do a long step with your right leg to the front. Move your body down. Take bucket of water. Straighten yourself again and </text:span><text:span text:style-name="T11">Take a Shower</text:span><text:span text:style-name="T10">. (together 4 beats)</text:span></text:p>
            <text:p/>
            <text:p><text:span text:style-name="T11">Afro Pump</text:span></text:p>
            <text:p><text:span text:style-name="T10">Move one foot up and down (pump). Move your hands beside your knees.</text:span></text:p>
            <text:p/>
            <text:p><text:span text:style-name="T11">Wheels</text:span></text:p>
            <text:p><text:span text:style-name="T10">Move both arms in circles to a side. (Hold your hands down first and move them to the side.) [4] Move your hands fitfully to you chest. (X)</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11">Seeds</text:span></text:p>
            <text:p><text:span text:style-name="T10">Cross with your right foot to the left. Step from one foot to the other (each beat two steps). Move your hands down and shake them (you’re sowing seeds).</text:span></text:p>
            <text:p/>
            <text:p><text:span text:style-name="T11">Sun</text:span></text:p>
            <text:p><text:span text:style-name="T10">Cross with your left foot to the right. Step from one foot to the other. Move your hands to the top and shake them (you’re adoring the sun).</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o</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table:number-columns-spanned="2" table:number-rows-spanned="1"/>
          <table:covered-table-cell table:style-name="ce1414"/>
          <table:table-cell table:style-name="ce1414" office:value-type="string" calcext:value-type="string" table:number-columns-spanned="2" table:number-rows-spanned="1">
            <text:p>S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11">Lead Pipe</text:span></text:p>
            <text:p><text:span text:style-name="T10">Hold your left arm to the front,</text:span></text:p>
            <text:p><text:span text:style-name="T10">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11">Puke</text:span></text:p>
            <text:p><text:span text:style-name="T10">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410"/>
          <table:table-cell table:style-name="ce1410"/>
          <table:table-cell table:style-name="ce1367" office:value-type="string" calcext:value-type="string" table:number-columns-spanned="8" table:number-rows-spanned="1">
            <text:p><text:span text:style-name="T10">(You </text:span><text:span text:style-name="T12">end this movement at beat 3.) [3] Jump with your right leg back. Your body seems to fall back. [4] Step to the front onto your left leg again.</text:span></text:p>
            <text:p/>
            <text:p><text:span text:style-name="T11">Swords</text:span></text:p>
            <text:p><text:span text:style-name="T12">[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377" office:value-type="string" calcext:value-type="string">
            <text:p>Hi</text:p>
          </table:table-cell>
          <table:table-cell table:style-name="ce1379" office:value-type="string" calcext:value-type="string">
            <text:p>J</text:p>
          </table:table-cell>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J</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8" office:value-type="string" calcext:value-type="string">
            <text:p>Hi</text:p>
          </table:table-cell>
          <table:table-cell table:style-name="ce1380" office:value-type="string" calcext:value-type="string">
            <text:p>J</text:p>
          </table:table-cell>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414" office:value-type="string" calcext:value-type="string" table:number-columns-spanned="2" table:number-rows-spanned="1">
            <text:p>Wi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Wi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Wi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Wi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10">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10">4 steps forward, kick forward on the 3rd step, then 4 steps backward, kick backward on the 7th step. Repeat.</text:span></text:p>
            <text:p/>
            <text:p>Tiger (with claws)</text:p>
            <text:p><text:span text:style-name="T10">Jump  forward. Arms  are stretched out front. hands form tiger claws and scratch.</text:span></text:p>
          </table:table-cell>
          <table:covered-table-cell table:number-columns-repeated="8" table:style-name="ce1410"/>
          <table:table-cell table:style-name="ce1410"/>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11">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2:06:57.583729038</dc:date>
    <meta:print-date>2011-06-12T10:16:13</meta:print-date>
    <meta:editing-cycles>223</meta:editing-cycles>
    <meta:editing-duration>P4DT4H24M58S</meta:editing-duration>
    <meta:generator>LibreOffice/6.0.3.2$Linux_X86_64 LibreOffice_project/00m0$Build-2</meta:generator>
    <meta:document-statistic meta:table-count="33" meta:cell-count="8611" meta:object-count="55"/>
  </office:meta>
</office:document-meta>
</file>